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Closure.TransformerClosure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Closure.execute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ormerClosure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losure.getInstance( 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